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paragraph-properties fo:keep-together="always" fo:keep-with-next="always"/>
      <style:text-properties fo:font-weight="normal" style:font-weight-asian="normal" style:font-weight-complex="normal"/>
    </style:style>
    <style:style style:name="P3" style:family="paragraph" style:parent-style-name="Horizontal_20_Line">
      <style:paragraph-properties fo:keep-together="always" fo:keep-with-next="always"/>
    </style:style>
    <style:style style:name="P4" style:family="paragraph" style:parent-style-name="Standard" style:master-page-name="">
      <style:paragraph-properties fo:keep-together="always" style:page-number="auto" fo:keep-with-next="always"/>
    </style:style>
    <style:style style:name="P5" style:family="paragraph" style:parent-style-name="Horizontal_20_Line" style:master-page-name="">
      <style:paragraph-properties fo:keep-together="auto" style:page-number="auto" fo:keep-with-next="auto"/>
    </style:style>
    <style:style style:name="P6" style:family="paragraph" style:parent-style-name="Standard" style:master-page-name="">
      <style:paragraph-properties fo:keep-together="auto" style:page-number="auto" fo:keep-with-next="auto"/>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4"/>
    <style:style style:name="P9" style:family="paragraph" style:parent-style-name="Standard" style:list-style-name="L15"/>
    <style:style style:name="P10" style:family="paragraph" style:parent-style-name="Standard" style:list-style-name="L23"/>
    <style:style style:name="P11" style:family="paragraph" style:parent-style-name="Standard">
      <style:paragraph-properties fo:keep-together="always" fo:keep-with-next="always"/>
    </style:style>
    <style:style style:name="P12" style:family="paragraph" style:parent-style-name="Standard" style:list-style-name="L1">
      <style:paragraph-properties fo:keep-together="always" fo:keep-with-next="always"/>
    </style:style>
    <style:style style:name="P13" style:family="paragraph" style:parent-style-name="Standard" style:list-style-name="L2">
      <style:paragraph-properties fo:keep-together="always" fo:keep-with-next="always"/>
    </style:style>
    <style:style style:name="P14" style:family="paragraph" style:parent-style-name="Standard" style:list-style-name="L3">
      <style:paragraph-properties fo:keep-together="always" fo:keep-with-next="always"/>
    </style:style>
    <style:style style:name="P15" style:family="paragraph" style:parent-style-name="Standard" style:list-style-name="L4">
      <style:paragraph-properties fo:keep-together="always" fo:keep-with-next="always"/>
    </style:style>
    <style:style style:name="P16" style:family="paragraph" style:parent-style-name="Standard" style:list-style-name="L5">
      <style:paragraph-properties fo:keep-together="always" fo:keep-with-next="always"/>
    </style:style>
    <style:style style:name="P17" style:family="paragraph" style:parent-style-name="Standard" style:list-style-name="L6">
      <style:paragraph-properties fo:keep-together="always" fo:keep-with-next="always"/>
    </style:style>
    <style:style style:name="P18" style:family="paragraph" style:parent-style-name="Standard" style:list-style-name="L7">
      <style:paragraph-properties fo:keep-together="always" fo:keep-with-next="always"/>
    </style:style>
    <style:style style:name="P19" style:family="paragraph" style:parent-style-name="Standard" style:list-style-name="L8">
      <style:paragraph-properties fo:keep-together="always" fo:keep-with-next="always"/>
    </style:style>
    <style:style style:name="P20" style:family="paragraph" style:parent-style-name="Standard" style:list-style-name="L9">
      <style:paragraph-properties fo:keep-together="always" fo:keep-with-next="always"/>
    </style:style>
    <style:style style:name="P21" style:family="paragraph" style:parent-style-name="Standard" style:list-style-name="L10">
      <style:paragraph-properties fo:keep-together="always" fo:keep-with-next="always"/>
    </style:style>
    <style:style style:name="P22" style:family="paragraph" style:parent-style-name="Standard" style:list-style-name="L11">
      <style:paragraph-properties fo:keep-together="always" fo:keep-with-next="always"/>
    </style:style>
    <style:style style:name="P23" style:family="paragraph" style:parent-style-name="Standard" style:list-style-name="L12">
      <style:paragraph-properties fo:keep-together="always" fo:keep-with-next="always"/>
    </style:style>
    <style:style style:name="P24" style:family="paragraph" style:parent-style-name="Standard" style:list-style-name="L13">
      <style:paragraph-properties fo:keep-together="always" fo:keep-with-next="always"/>
    </style:style>
    <style:style style:name="P25" style:family="paragraph" style:parent-style-name="Standard" style:list-style-name="L14">
      <style:paragraph-properties fo:keep-together="always" fo:keep-with-next="always"/>
    </style:style>
    <style:style style:name="P26" style:family="paragraph" style:parent-style-name="Standard" style:list-style-name="L16">
      <style:paragraph-properties fo:keep-together="always" fo:keep-with-next="always"/>
    </style:style>
    <style:style style:name="P27" style:family="paragraph" style:parent-style-name="Standard" style:list-style-name="L17">
      <style:paragraph-properties fo:keep-together="always" fo:keep-with-next="always"/>
    </style:style>
    <style:style style:name="P28" style:family="paragraph" style:parent-style-name="Standard" style:list-style-name="L18">
      <style:paragraph-properties fo:keep-together="always" fo:keep-with-next="always"/>
    </style:style>
    <style:style style:name="P29" style:family="paragraph" style:parent-style-name="Standard" style:list-style-name="L19">
      <style:paragraph-properties fo:keep-together="always" fo:keep-with-next="always"/>
    </style:style>
    <style:style style:name="P30" style:family="paragraph" style:parent-style-name="Standard" style:list-style-name="L20">
      <style:paragraph-properties fo:keep-together="always" fo:keep-with-next="always"/>
    </style:style>
    <style:style style:name="P31" style:family="paragraph" style:parent-style-name="Standard" style:list-style-name="L21">
      <style:paragraph-properties fo:keep-together="always" fo:keep-with-next="always"/>
    </style:style>
    <style:style style:name="P32" style:family="paragraph" style:parent-style-name="Standard" style:list-style-name="L22">
      <style:paragraph-properties fo:keep-together="always" fo:keep-with-next="always"/>
    </style:style>
    <style:style style:name="P33" style:family="paragraph" style:parent-style-name="Standard" style:list-style-name="L23">
      <style:paragraph-properties fo:keep-together="always" fo:keep-with-next="always"/>
    </style:style>
    <style:style style:name="P34" style:family="paragraph" style:parent-style-name="Standard" style:list-style-name="L24">
      <style:paragraph-properties fo:keep-together="always" fo:keep-with-next="always"/>
    </style:style>
    <style:style style:name="P35" style:family="paragraph" style:parent-style-name="Standard" style:list-style-name="L25">
      <style:paragraph-properties fo:keep-together="always" fo:keep-with-next="always"/>
    </style:style>
    <style:style style:name="P36" style:family="paragraph" style:parent-style-name="Standard" style:list-style-name="L6" style:master-page-name="">
      <style:paragraph-properties fo:keep-together="always" style:page-number="auto" fo:keep-with-next="always"/>
    </style:style>
    <style:style style:name="P37" style:family="paragraph" style:parent-style-name="Standard" style:list-style-name="L16" style:master-page-name="">
      <style:paragraph-properties fo:keep-together="alway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ke is a front-end to lwmovie that is designed to simplify it even further in common playback use cases.</text:p>
      <text:p text:style-name="P1"/>
      <text:p text:style-name="P1">Generally, decoding with Cake should follow this process:</text:p>
      <text:list xml:id="list5957414662793806466" text:style-name="L1">
        <text:list-item>
          <text:p text:style-name="P12">Create time reader and file reader objects.</text:p>
        </text:list-item>
        <text:list-item>
          <text:p text:style-name="P12">Call lwmCake_Create to create a Cake decoder</text:p>
        </text:list-item>
        <text:list-item>
          <text:p text:style-name="P12">Call lwmCake_ReadMovieInfo until it returns lwmCAKE_RESULT_Initialized.</text:p>
        </text:list-item>
        <text:list-item>
          <text:p text:style-name="P12">Set up application-side decoding resources using the movie info.</text:p>
        </text:list-item>
        <text:list-item>
          <text:p text:style-name="P12">Call lwmCake_BeginDecoding to start decoding.</text:p>
        </text:list-item>
        <text:list-item>
          <text:p text:style-name="P12">Repeatedly call lwmCake_Decode and handle the results.</text:p>
        </text:list-item>
        <text:list-item>
          <text:p text:style-name="P12">When done, dispose of the Cake object with lwmCake_Destroy.</text:p>
        </text:list-item>
      </text:list>
      <text:p text:style-name="P1"/>
      <text:p text:style-name="P1"><text:span text:style-name="T1">lwmCake_Create</text:span> - Creates a Cake decoder object.</text:p>
      <text:p text:style-name="P1">Parameters:</text:p>
      <text:list xml:id="list4618046538409400791" text:style-name="L2">
        <text:list-item>
          <text:p text:style-name="P13">alloc: Memory allocator interface.</text:p>
        </text:list-item>
        <text:list-item>
          <text:p text:style-name="P13">fileReader: File reader interface. <text:s/>See lwmCakeFileReader documentation for explanation.</text:p>
        </text:list-item>
        <text:list-item>
          <text:p text:style-name="P13">timeReader: Time reader interface. <text:s/>See lwmCakeTimeReader documentation for explanation.</text:p>
        </text:list-item>
        <text:list-item>
          <text:p text:style-name="P13">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2355383575651142030" text:style-name="L3">
        <text:list-item>
          <text:p text:style-name="P14">cake: Cake decoder.</text:p>
        </text:list-item>
        <text:list-item>
          <text:p text:style-name="P14">outMovieInfo: Movie info structure that will be populated if initialization info is parsed successfully.</text:p>
        </text:list-item>
      </text:list>
      <text:p text:style-name="P1">Return values:</text:p>
      <text:list xml:id="list8671840207363228871" text:style-name="L4">
        <text:list-item>
          <text:p text:style-name="P15">lwmCAKE_RESULT_Waiting: Not enough data is available from the file reader to begin decoding.</text:p>
        </text:list-item>
        <text:list-item>
          <text:p text:style-name="P15">lwmCAKE_RESULT_Initialized: Movie data was parsed successfully.</text:p>
        </text:list-item>
        <text:list-item>
          <text:p text:style-name="P15">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4811095838566231783" text:style-name="L5">
        <text:list-item>
          <text:p text:style-name="P16">cake: Cake decoder.</text:p>
        </text:list-item>
        <text:list-item>
          <text:p text:style-name="P16">decodeOptions: Decoding options. <text:s/>You should zero fill any portion of this that you don't intend to customize.</text:p>
        </text:list-item>
      </text:list>
      <text:p text:style-name="P1">Return values:</text:p>
      <text:list xml:id="list1376018736962961975" text:style-name="L6">
        <text:list-item>
          <text:p text:style-name="P36">0: Decoding initialization failed, processing should be aborted.</text:p>
        </text:list-item>
        <text:list-item>
          <text:p text:style-name="P17">Non-zero: Decoding started successfully.</text:p>
        </text:list-item>
      </text:list>
      <text:p text:style-name="P1"/>
      <text:p text:style-name="Standard"><text:span text:style-name="T1">NOTE</text:span>: After calling this function, the Cake decoder will take ownership of the custom reconstructor and frame provider fields of the decoder, whether decoding initializes successfully or not. <text:s/>They will be released when the Cake decoder is destroyed.</text:p>
      <text:p text:style-name="Horizontal_20_Line"/>
      <text:p text:style-name="Standard"><text:soft-page-break/></text:p>
      <text:p text:style-name="P1"><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7570991333423149250" text:style-name="L7">
        <text:list-item>
          <text:p text:style-name="P18">cake: Cake decoder</text:p>
        </text:list-item>
        <text:list-item>
          <text:p text:style-name="P18">streamIndex: Index of the audio stream to attach the audio device to. <text:s/>Can be NULL. <text:s/>If an existing audio device is attached to the stream, it will be detached.</text:p>
        </text:list-item>
      </text:list>
      <text:list xml:id="list1225501808514301365" text:style-name="L8">
        <text:list-item>
          <text:p text:style-name="P19">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2513565480763099668" text:style-name="L9">
        <text:list-item>
          <text:p text:style-name="P20">cake: Cake decoder</text:p>
        </text:list-item>
        <text:list-item>
          <text:p text:style-name="P20">decodeOutput: Pointer to a structure that receives additional output information.</text:p>
        </text:list-item>
      </text:list>
      <text:p text:style-name="P1">Return values:</text:p>
      <text:list xml:id="list3549024580919416508" text:style-name="L10">
        <text:list-item>
          <text:p text:style-name="P21"><text:span text:style-name="T2">lwmCAKE_RESULT_Waiting</text:span>: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21"><text:span text:style-name="T2">lwmCAKE_RESULT_NewVideoFrame</text:span>: A new video frame is available. <text:s/>The workFrameIndex field of the decode output will be populated with the index of the work frame, which you can pass to the frame provider to get the frame data.</text:p>
        </text:list-item>
        <text:list-item>
          <text:p text:style-name="P21"><text:span text:style-name="T2">lwmCAKE_RESULT_Finished</text:span>: Decoding reached the end of the movie.</text:p>
        </text:list-item>
        <text:list-item>
          <text:p text:style-name="P21"><text:span text:style-name="T2">lwmCAKE_RESULT_Error:</text:span>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1414944765203286996" text:style-name="L11">
        <text:list-item>
          <text:p text:style-name="P22">cake: Cake decoder.</text:p>
        </text:list-item>
      </text:list>
      <text:p text:style-name="P1">Return values:</text:p>
      <text:list xml:id="list3241374211995146564" text:style-name="L12">
        <text:list-item>
          <text:p text:style-name="P23">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43195957" text:continue-list="list1414944765203286996" text:style-name="L11">
        <text:list-item>
          <text:p text:style-name="P22">cake: Cake decoder.</text:p>
        </text:list-item>
      </text:list>
      <text:p text:style-name="P1">Return values:</text:p>
      <text:list xml:id="list4423442606790401224" text:style-name="L13">
        <text:list-item>
          <text:p text:style-name="P24">Returns the frame provider object assigned to a cake decoder.</text:p>
        </text:list-item>
      </text:list>
      <text:p text:style-name="Horizontal_20_Line"/>
      <text:p text:style-name="P1"><text:soft-page-break/><text:span text:style-name="T2">lwmCake_ReadAudioSamples</text:span> – Reads audio samples from a cake decoder. <text:s/>This normally should only be called by the audio device in its queue samples callback.</text:p>
      <text:p text:style-name="P1">Parameters:</text:p>
      <text:list xml:id="list3763277695782819601" text:style-name="L14">
        <text:list-item>
          <text:p text:style-name="P25">cake: Cake decoder.</text:p>
        </text:list-item>
        <text:list-item>
          <text:p text:style-name="P25">audioSource: Audio source (from the passed audio source list).</text:p>
        </text:list-item>
        <text:list-item>
          <text:p text:style-name="P25">samples: Destination memory to read the samples to.</text:p>
        </text:list-item>
        <text:list-item>
          <text:p text:style-name="P25">numSamples: Number of samples to read. <text:s/>This should not exceed the number of samples that the queue samples callback is passed, but it can be less.</text:p>
        </text:list-item>
      </text:list>
      <text:p text:style-name="Horizontal_20_Line"/>
      <text:p text:style-name="P1"><text:span text:style-name="T2">lwmCake_GetDrawTexCoords</text:span> – For use with GPU decoding: Generates texture coordinates for the upper-left and lower-right corners of work frame texture to draw.</text:p>
      <text:p text:style-name="P1">Parameters:</text:p>
      <text:list xml:id="list43226731" text:continue-numbering="true" text:style-name="L14">
        <text:list-item>
          <text:p text:style-name="P25"><text:span text:style-name="T2">cake: Cake decoder.</text:span></text:p>
        </text:list-item>
        <text:list-item>
          <text:p text:style-name="P8"><text:span text:style-name="T2">outTopLeft: Pointer to an array where the top-left corner's texture coordinates will be stored.</text:span></text:p>
        </text:list-item>
        <text:list-item>
          <text:p text:style-name="P8"><text:span text:style-name="T2">outBottomRight: Pointer to an array where the bottom-right corner's texture coordinates will be stored.</text:span></text:p>
        </text:list-item>
      </text:list>
      <text:p text:style-name="Horizontal_20_Line"/>
      <text:p text:style-name="P1"><text:span text:style-name="T1">lwmCake_GetYCbCrWeights</text:span><text:span text:style-name="T2"> – Outputs transform weights for the current video's YCbCr format.</text:span></text:p>
      <text:p text:style-name="P7">Parameters:</text:p>
      <text:list xml:id="list3454183160455181493" text:style-name="L15">
        <text:list-item>
          <text:p text:style-name="P9"><text:span text:style-name="T2">cake: Cake decoder.</text:span></text:p>
        </text:list-item>
        <text:list-item>
          <text:p text:style-name="P9"><text:span text:style-name="T2">outWeights: Pointer to a structure where the transform weights will be stored.</text:span></text:p>
        </text:list-item>
      </text:list>
      <text:p text:style-name="P7"/>
      <text:p text:style-name="Horizontal_20_Line"/>
      <text:p text:style-name="P1"><text:span text:style-name="T1">lwmCake_Destroy</text:span> – Destroys a Cake decoder and releases all resources.</text:p>
      <text:p text:style-name="P1">Parameters:</text:p>
      <text:list xml:id="list6903526258403193177" text:style-name="L16">
        <text:list-item>
          <text:p text:style-name="P26">cake: Cake decoder.</text:p>
        </text:list-item>
      </text:list>
      <text:p text:style-name="P1"/>
      <text:p text:style-name="P5"/>
      <text:p text:style-name="P4"><text:span text:style-name="T1">lwmCake_SetD3D11DecodeOptions</text:span> – Creates a D3D11 frame provider and optionally a D3D11 reconstructor and configures a decode options structure to use them. <text:s/>This should be called after receiving a lwmCAKE_RESULT_Initialized event, but before calling lwmCake_BeginDecoding.</text:p>
      <text:p text:style-name="P1">Parameters:</text:p>
      <text:list xml:id="list43201301" text:continue-numbering="true" text:style-name="L16">
        <text:list-item>
          <text:p text:style-name="P26"><text:span text:style-name="T2">cake: Cake</text:span> decoder.</text:p>
        </text:list-item>
        <text:list-item>
          <text:p text:style-name="P37"><text:span text:style-name="T2">decodeOptions: Pointer</text:span> to a decode options structure that will be set up with references to the reconstructor and decode options.</text:p>
        </text:list-item>
        <text:list-item>
          <text:p text:style-name="P37"><text:span text:style-name="T2">device: Pointer</text:span> to a D3D11 device.</text:p>
        </text:list-item>
        <text:list-item>
          <text:p text:style-name="P26"><text:span text:style-name="T2">deviceContext: Pointer</text:span> to a D3D11 device context that will be used to execute operations.</text:p>
        </text:list-item>
        <text:list-item>
          <text:p text:style-name="P37"><text:span text:style-name="T2">useHardwareReconstructor: If non</text:span>-zero, enables hardware reconstruction and will create a hardware reconstructor.</text:p>
        </text:list-item>
      </text:list>
      <text:p text:style-name="P1">Return values:</text:p>
      <text:list xml:id="list3866095179049631930" text:style-name="L25">
        <text:list-item>
          <text:p text:style-name="P35">0: Creating D3D11 decode resources failed and no changes were made.</text:p>
        </text:list-item>
        <text:list-item>
          <text:p text:style-name="P35">Non-zero: Creating D3D11 resources succeeded.</text:p>
        </text:list-item>
      </text:list>
      <text:p text:style-name="P1"/>
      <text:p text:style-name="P6"><text:span text:style-name="T1">NOTE</text:span>: This function will not clear the customReconstructor field.</text:p>
      <text:p text:style-name="P3"><text:soft-page-break/></text:p>
      <text:h text:style-name="Heading_20_1" text:outline-level="1">Structure reference</text:h>
      <text:p text:style-name="P1"/>
      <text:p text:style-name="P1"><text:span text:style-name="T1">lwmCakeTimeReader</text:span> – Callback interface to determine the current time.</text:p>
      <text:p text:style-name="P1">Callbacks:</text:p>
      <text:list xml:id="list4502831725567328765" text:style-name="L17">
        <text:list-item>
          <text:p text:style-name="P27">getTimeMillisecondsFunc: Should return the current time in milliseconds. <text:s/>It does not matter what the time in milliseconds is the time since, only that it is consistent.</text:p>
        </text:list-item>
        <text:list-item>
          <text:p text:style-name="P27">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524212963703707952" text:style-name="L18">
        <text:list-item>
          <text:p text:style-name="P28">isEOFFunc: Should return a non-zero integer if the input file has reached the end, or 0 if there may be more data.</text:p>
        </text:list-item>
        <text:list-item>
          <text:p text:style-name="P28">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28">Parameters:</text:p>
              <text:list>
                <text:list-item>
                  <text:p text:style-name="P28">dest: Destination memory buffer.</text:p>
                </text:list-item>
                <text:list-item>
                  <text:p text:style-name="P28">numBytes: Maximum number of bytes to read</text:p>
                </text:list-item>
              </text:list>
            </text:list-item>
            <text:list-item>
              <text:p text:style-name="P28">Return value:</text:p>
              <text:list>
                <text:list-item>
                  <text:p text:style-name="P28">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5383179237474272880" text:style-name="L19">
        <text:list-item>
          <text:p text:style-name="P29">sampleRate: Sample rate of the audio stream.</text:p>
        </text:list-item>
        <text:list-item>
          <text:p text:style-name="P29">speakerLayout: Speaker layout of the stream.</text:p>
        </text:list-item>
        <text:list-item>
          <text:p text:style-name="P29">attachedAudioDevice: Audio device currently attached to the stream.</text:p>
        </text:list-item>
      </text:list>
      <text:p text:style-name="Horizontal_20_Line"/>
      <text:p text:style-name="P1"><text:span text:style-name="T1">lwmCakeAudioSource</text:span> – Information about a Cake audio source.</text:p>
      <text:p text:style-name="P1">Fields:</text:p>
      <text:list xml:id="list4664302540797373798" text:style-name="L20">
        <text:list-item>
          <text:p text:style-name="P30">audioStreamInfo: Information about the audio stream assigned to the audio source.</text:p>
        </text:list-item>
      </text:list>
      <text:p text:style-name="Horizontal_20_Line"/>
      <text:p text:style-name="P1"><text:soft-page-break/><text:span text:style-name="T1">lwmCakeAudioDevice</text:span> – Callback interface for a Cake audio device.</text:p>
      <text:p text:style-name="P1">Fields:</text:p>
      <text:list xml:id="list4310989245417228454" text:style-name="L21">
        <text:list-item>
          <text:p text:style-name="P31">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31">Parameters:</text:p>
              <text:list>
                <text:list-item>
                  <text:p text:style-name="P31">cake: Cake decoder.</text:p>
                </text:list-item>
                <text:list-item>
                  <text:p text:style-name="P31">sources: List of audio sources with samples available.</text:p>
                </text:list-item>
                <text:list-item>
                  <text:p text:style-name="P31">numSources: Number of audio sources with samples available.</text:p>
                </text:list-item>
                <text:list-item>
                  <text:p text:style-name="P31">numSamples: Number of samples that are available to be read.</text:p>
                </text:list-item>
              </text:list>
            </text:list-item>
            <text:list-item>
              <text:p text:style-name="P31">Return value:</text:p>
              <text:list>
                <text:list-item>
                  <text:p text:style-name="P31">Number of samples that were actually read.</text:p>
                </text:list-item>
              </text:list>
            </text:list-item>
          </text:list>
        </text:list-item>
        <text:list-item>
          <text:p text:style-name="P31">underrunOccurredFunc: Should return a non-zero value if playback passed the end of queued samples, or 0 if playback is continuing.</text:p>
        </text:list-item>
        <text:list-item>
          <text:p text:style-name="P31">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3748587473799079061" text:style-name="L22">
        <text:list-item>
          <text:p text:style-name="P32">videoWidth: Width of the video in pixels.</text:p>
        </text:list-item>
        <text:list-item>
          <text:p text:style-name="P32">videoHeight: Height of the video in pixels.</text:p>
        </text:list-item>
        <text:list-item>
          <text:p text:style-name="P32">fpsNum/fpsDenom: Numerator and denominator, respectively, of a fraction determining the number of frames per second.</text:p>
        </text:list-item>
        <text:list-item>
          <text:p text:style-name="P32">videoChannelLayout: Channel layout of the video frames outputted by the decoder.</text:p>
        </text:list-item>
        <text:list-item>
          <text:p text:style-name="P32">videoFrameFormat: Frame format of the video frames outputted by the decoder.</text:p>
        </text:list-item>
        <text:list-item>
          <text:p text:style-name="P32">numAudioStreams: Number of audio streams in the video file.</text:p>
        </text:list-item>
        <text:list-item>
          <text:p text:style-name="P32">audioStreamInfos: List of audio stream info.</text:p>
        </text:list-item>
      </text:list>
      <text:p text:style-name="Horizontal_20_Line"/>
      <text:p text:style-name="P1"><text:span text:style-name="T1">lwmCakeCreateOptions</text:span> – Options for creating a Cake decoder.</text:p>
      <text:p text:style-name="P1">Fields:</text:p>
      <text:list xml:id="list8097837017918400105" text:style-name="L23">
        <text:list-item>
          <text:p text:style-name="P33">bUseThreadedDeslicer: If non-zero, enable use of the threaded deslicer. <text:s/>Using this option will increase memory usage.</text:p>
        </text:list-item>
        <text:list-item>
          <text:p text:style-name="P33">bUseThreadedReconstructor: If non-zero, enable use of the threaded reconstructor. <text:s/>Using this option will significantly increase memory usage.</text:p>
        </text:list-item>
        <text:list-item>
          <text:p text:style-name="P10">customNotifierFactory: Custom work notifier factory interface.</text:p>
        </text:list-item>
      </text:list>
      <text:p text:style-name="Horizontal_20_Line"/>
      <text:p text:style-name="P1"><text:span text:style-name="T1">lwmCakeDecodeOptions</text:span> – Decoding options.</text:p>
      <text:p text:style-name="P1">Fields:</text:p>
      <text:list xml:id="list825353594682559463" text:style-name="L24">
        <text:list-item>
          <text:p text:style-name="P34">customFrameProvider: Custom frame provider interface.</text:p>
        </text:list-item>
        <text:list-item>
          <text:p text:style-name="P34">customReconstructor: Custom reconstructor interface.</text:p>
        </text:list-item>
      </text:list>
      <text:p text:style-name="Horizontal_20_Line"/>
      <text:p text:style-name="P1"><text:soft-page-break/><text:span text:style-name="T1">lwmCakeDecodeOutput</text:span> – Output values from the Cake decoder. <text:s/>The fields set and their use depend on the return code of lwmCake_Decode, please see that function for reference.</text:p>
      <text:p text:style-name="P1"/>
      <text:p text:style-name="Horizontal_20_Line"/>
      <text:p text:style-name="P4"><text:span text:style-name="T1">lwmCakeYCbCrWeights</text:span><text:span text:style-name="T2"> – Weighting and offset values for YCbCr to RGB conversion where the source and destination values range from 0 to 1. <text:s/>To perform the actual conversion, the result values should be:</text:span></text:p>
      <text:p text:style-name="P2"/>
      <text:p text:style-name="P2">R = addR + yToAll*Y + crToR*Cr</text:p>
      <text:p text:style-name="P2">G = addG + yToAll*Y + crToG*Cr + cbToG*Cb</text:p>
      <text:p text:style-name="P7">B = addB + yToAll*Y + cbToB*C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1T19:40:25.22</meta:creation-date>
    <dc:date>2015-04-19T23:04:45.61</dc:date>
    <meta:editing-duration>PT37M45S</meta:editing-duration>
    <meta:editing-cycles>8</meta:editing-cycles>
    <meta:generator>OpenOffice/4.1.1$Win32 OpenOffice.org_project/411m6$Build-9775</meta:generator>
    <meta:document-statistic meta:table-count="0" meta:image-count="0" meta:object-count="0" meta:page-count="6" meta:paragraph-count="141" meta:word-count="1453" meta:character-count="9652"/>
  </office:meta>
</office:document-meta>
</file>